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3030" officeooo:paragraph-rsid="00193030"/>
    </style:style>
    <style:style style:name="T1" style:family="text">
      <style:text-properties officeooo:rsid="001b19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Microprocessor Prototyping 180</text:p>
      <text:p text:style-name="P1"/>
      <text:p text:style-name="P1">In this course we will learn the fundamentals of building <text:span text:style-name="T1">prototype eleconics hardware using Arduino. We'll discuss the basics of programming in Adruino's C/C++ like language; as well as how to interface the Arduion with a variety of other devices. Upon completion of this cour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S</meta:editing-duration>
    <meta:editing-cycles>4</meta:editing-cycles>
    <meta:generator>LibreOffice/5.2.1.2$Windows_x86 LibreOffice_project/31dd62db80d4e60af04904455ec9c9219178d620</meta:generator>
    <dc:date>2017-03-11T16:53:15.150000000</dc:date>
    <meta:document-statistic meta:table-count="0" meta:image-count="0" meta:object-count="0" meta:page-count="1" meta:paragraph-count="2" meta:word-count="50" meta:character-count="320" meta:non-whitespace-character-count="272"/>
    <meta:user-defined meta:name="Info 1"/>
    <meta:user-defined meta:name="Info 2"/>
    <meta:user-defined meta:name="Info 3"/>
    <meta:user-defined meta:name="Info 4"/>
  </office:meta>
</office:document-meta>
</file>